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6" style:family="table">
      <style:table-properties style:width="26.702cm" table:align="margins"/>
    </style:style>
    <style:style style:name="Tabulka6.A" style:family="table-column">
      <style:table-column-properties style:column-width="4.392cm" style:rel-column-width="10779*"/>
    </style:style>
    <style:style style:name="Tabulka6.B" style:family="table-column">
      <style:table-column-properties style:column-width="2.91cm" style:rel-column-width="7143*"/>
    </style:style>
    <style:style style:name="Tabulka6.C" style:family="table-column">
      <style:table-column-properties style:column-width="5.345cm" style:rel-column-width="13117*"/>
    </style:style>
    <style:style style:name="Tabulka6.D" style:family="table-column">
      <style:table-column-properties style:column-width="14.055cm" style:rel-column-width="34496*"/>
    </style:style>
    <style:style style:name="Tabulka6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6.D1" style:family="table-cell">
      <style:table-cell-properties fo:background-color="#e6e6ff" fo:padding="0.097cm" fo:border="0.002cm solid #000000">
        <style:background-image/>
      </style:table-cell-properties>
    </style:style>
    <style:style style:name="Tabulka6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6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4" style:family="table">
      <style:table-properties style:width="26.702cm" table:align="margins"/>
    </style:style>
    <style:style style:name="Tabulka4.A" style:family="table-column">
      <style:table-column-properties style:column-width="3.353cm" style:rel-column-width="8231*"/>
    </style:style>
    <style:style style:name="Tabulka4.B" style:family="table-column">
      <style:table-column-properties style:column-width="23.349cm" style:rel-column-width="57304*"/>
    </style:style>
    <style:style style:name="Tabulk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4.B1" style:family="table-cell">
      <style:table-cell-properties fo:padding="0.097cm" fo:border="0.002cm solid #000000"/>
    </style:style>
    <style:style style:name="Tabulka4.A2" style:family="table-cell">
      <style:table-cell-properties fo:padding="0.097cm" fo:border-left="0.002cm solid #000000" fo:border-right="none" fo:border-top="none" fo:border-bottom="0.002cm solid #000000"/>
    </style:style>
    <style:style style:name="Tabulk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.8" style:family="table-row">
      <style:table-row-properties style:min-row-height="2.619cm"/>
    </style:style>
    <style:style style:name="Tabulka1" style:family="table">
      <style:table-properties style:width="26.702cm" fo:break-before="page" table:align="margins"/>
    </style:style>
    <style:style style:name="Tabulka1.A" style:family="table-column">
      <style:table-column-properties style:column-width="3.353cm" style:rel-column-width="8231*"/>
    </style:style>
    <style:style style:name="Tabulka1.B" style:family="table-column">
      <style:table-column-properties style:column-width="23.349cm" style:rel-column-width="57304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B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1.8" style:family="table-row">
      <style:table-row-properties style:min-row-height="2.642cm"/>
    </style:style>
    <style:style style:name="Tabulka2" style:family="table">
      <style:table-properties style:width="26.702cm" table:align="margins"/>
    </style:style>
    <style:style style:name="Tabulka2.A" style:family="table-column">
      <style:table-column-properties style:column-width="18.336cm" style:rel-column-width="45001*"/>
    </style:style>
    <style:style style:name="Tabulka2.B" style:family="table-column">
      <style:table-column-properties style:column-width="2.364cm" style:rel-column-width="5802*"/>
    </style:style>
    <style:style style:name="Tabulka2.C" style:family="table-column">
      <style:table-column-properties style:column-width="2.639cm" style:rel-column-width="6477*"/>
    </style:style>
    <style:style style:name="Tabulka2.D" style:family="table-column">
      <style:table-column-properties style:column-width="3.364cm" style:rel-column-width="8255*"/>
    </style:style>
    <style:style style:name="Tabulka2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2.D1" style:family="table-cell">
      <style:table-cell-properties fo:background-color="#ffffcc" fo:padding="0.097cm" fo:border="0.002cm solid #000000">
        <style:background-image/>
      </style:table-cell-properties>
    </style:style>
    <style:style style:name="Tabulka2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2.D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3" style:family="table">
      <style:table-properties style:width="26.702cm" table:align="margins"/>
    </style:style>
    <style:style style:name="Tabulka3.A" style:family="table-column">
      <style:table-column-properties style:column-width="2.805cm" style:rel-column-width="6883*"/>
    </style:style>
    <style:style style:name="Tabulka3.B" style:family="table-column">
      <style:table-column-properties style:column-width="1.565cm" style:rel-column-width="3839*"/>
    </style:style>
    <style:style style:name="Tabulka3.C" style:family="table-column">
      <style:table-column-properties style:column-width="1.87cm" style:rel-column-width="4588*"/>
    </style:style>
    <style:style style:name="Tabulka3.D" style:family="table-column">
      <style:table-column-properties style:column-width="2.722cm" style:rel-column-width="6679*"/>
    </style:style>
    <style:style style:name="Tabulka3.E" style:family="table-column">
      <style:table-column-properties style:column-width="17.743cm" style:rel-column-width="43546*"/>
    </style:style>
    <style:style style:name="Tabulka3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3.E1" style:family="table-cell">
      <style:table-cell-properties fo:background-color="#e6e6ff" fo:padding="0.097cm" fo:border="0.002cm solid #000000">
        <style:background-image/>
      </style:table-cell-properties>
    </style:style>
    <style:style style:name="Tabulka3.2" style:family="table-row">
      <style:table-row-properties style:min-row-height="0.711cm"/>
    </style:style>
    <style:style style:name="Tabulka3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3.E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3.9" style:family="table-row">
      <style:table-row-properties style:min-row-height="0.758cm"/>
    </style:style>
    <style:style style:name="Tabulka5" style:family="table">
      <style:table-properties style:width="26.702cm" table:align="margins"/>
    </style:style>
    <style:style style:name="Tabulka5.A" style:family="table-column">
      <style:table-column-properties style:column-width="2.417cm" style:rel-column-width="5930*"/>
    </style:style>
    <style:style style:name="Tabulka5.B" style:family="table-column">
      <style:table-column-properties style:column-width="2.143cm" style:rel-column-width="5259*"/>
    </style:style>
    <style:style style:name="Tabulka5.C" style:family="table-column">
      <style:table-column-properties style:column-width="2.09cm" style:rel-column-width="5130*"/>
    </style:style>
    <style:style style:name="Tabulka5.D" style:family="table-column">
      <style:table-column-properties style:column-width="4.673cm" style:rel-column-width="11467*"/>
    </style:style>
    <style:style style:name="Tabulka5.E" style:family="table-column">
      <style:table-column-properties style:column-width="5.133cm" style:rel-column-width="12597*"/>
    </style:style>
    <style:style style:name="Tabulka5.F" style:family="table-column">
      <style:table-column-properties style:column-width="5.902cm" style:rel-column-width="14485*"/>
    </style:style>
    <style:style style:name="Tabulka5.G" style:family="table-column">
      <style:table-column-properties style:column-width="4.346cm" style:rel-column-width="10667*"/>
    </style:style>
    <style:style style:name="Tabulka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ulka5.G1" style:family="table-cell">
      <style:table-cell-properties fo:background-color="#e6e6ff" fo:padding="0.097cm" fo:border="0.002cm solid #000000">
        <style:background-image/>
      </style:table-cell-properties>
    </style:style>
    <style:style style:name="Tabulka5.2" style:family="table-row">
      <style:table-row-properties style:min-row-height="0.711cm"/>
    </style:style>
    <style:style style:name="Tabulka5.A2" style:family="table-cell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C2" style:family="table-cell" style:data-style-name="N0">
      <style:table-cell-properties fo:background-color="#ffffcc" fo:padding="0.097cm" fo:border-left="0.002cm solid #000000" fo:border-right="none" fo:border-top="none" fo:border-bottom="0.002cm solid #000000">
        <style:background-image/>
      </style:table-cell-properties>
    </style:style>
    <style:style style:name="Tabulka5.G2" style:family="table-cell">
      <style:table-cell-properties fo:background-color="#ffff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ulka5.9" style:family="table-row">
      <style:table-row-properties style:min-row-height="0.758cm"/>
    </style:style>
    <style:style style:name="P1" style:family="paragraph" style:parent-style-name="Table_20_Contents">
      <style:text-properties style:font-name="ArialMT" fo:font-size="10pt" style:font-name-asian="ArialMT" style:font-size-asian="10pt" style:font-name-complex="ArialM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MT" fo:font-size="10pt" style:font-name-asian="ArialMT" style:font-size-asian="10pt" style:font-name-complex="ArialM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background-color="transparent" style:font-size-asian="10pt" style:font-size-complex="10pt"/>
    </style:style>
    <style:style style:name="P10" style:family="paragraph" style:parent-style-name="Table_20_Contents">
      <style:paragraph-properties fo:line-height="100%"/>
      <style:text-properties style:font-name="Arial" fo:font-size="10pt" fo:background-color="transparent" style:font-size-asian="10pt" style:font-size-complex="10pt"/>
    </style:style>
    <style:style style:name="P11" style:family="paragraph" style:parent-style-name="Table_20_Contents">
      <style:text-properties style:font-name="Arial" fo:font-size="10pt" fo:font-style="italic" fo:background-color="transparent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14" style:family="paragraph" style:parent-style-name="Table_20_Contents">
      <style:text-properties style:use-window-font-color="true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20%" style:shadow="none"/>
      <style:text-properties fo:color="#00ae00" style:font-name="Arial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 style:parent-style-name="Standard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00%" style:shadow="none"/>
      <style:text-properties style:use-window-font-color="true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line-height="120%" style:shadow="non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Standard">
      <style:paragraph-properties fo:line-height="120%" style:shadow="none"/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20%" fo:text-align="center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00%" fo:text-align="start" style:justify-single-word="false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20%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line-height="120%" style:shadow="none"/>
      <style:text-properties style:use-window-font-color="true" style:font-name="ArialMT" fo:font-size="10pt" fo:font-style="italic" fo:font-weight="normal" style:font-name-asian="ArialMT" style:font-size-asian="10pt" style:font-style-asian="italic" style:font-weight-asian="normal" style:font-name-complex="ArialMT" style:font-size-complex="10pt" style:font-style-complex="italic" style:font-weight-complex="normal"/>
    </style:style>
    <style:style style:name="P27" style:family="paragraph" style:parent-style-name="Table_20_Contents">
      <style:paragraph-properties fo:line-height="120%" style:shadow="none"/>
      <style:text-properties style:use-window-font-color="true" style:font-name="ArialMT" fo:font-size="10pt" fo:font-style="normal" fo:font-weight="normal" style:font-name-asian="ArialMT" style:font-size-asian="10pt" style:font-style-asian="normal" style:font-weight-asian="normal" style:font-name-complex="ArialMT" style:font-size-complex="10pt" style:font-style-complex="normal" style:font-weight-complex="normal"/>
    </style:style>
    <style:style style:name="P28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Arial" fo:font-size="10pt" fo:background-color="transparent" style:font-size-asian="10pt" style:font-size-complex="10pt"/>
    </style:style>
    <style:style style:name="P30" style:family="paragraph" style:parent-style-name="Standard">
      <style:paragraph-properties fo:line-height="100%"/>
      <style:text-properties fo:color="#000000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line-height="100%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color="#280099"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00%" fo:break-before="page"/>
      <style:text-properties fo:color="#280099" style:font-name="Arial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 fo:break-before="page"/>
      <style:text-properties style:font-name="Arial" fo:font-size="10pt" style:font-size-asian="10pt" style:font-size-complex="10pt"/>
    </style:style>
    <style:style style:name="P35" style:family="paragraph" style:parent-style-name="Standard">
      <style:paragraph-properties fo:line-height="100%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line-height="100%" fo:text-align="start" style:justify-single-word="false" fo:break-before="page" style:shadow="none"/>
      <style:text-properties fo:color="#000000" style:font-name="Arial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style:paragraph-properties fo:line-height="120%" fo:break-before="page" style:shadow="none"/>
      <style:text-properties fo:color="#280099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1">
      <style:paragraph-properties fo:line-height="120%" style:shadow="none"/>
      <style:text-properties style:font-name="Arial" fo:font-size="10pt" style:font-size-asian="10pt" style:font-size-complex="10pt"/>
    </style:style>
    <style:style style:name="P39" style:family="paragraph" style:parent-style-name="Standard" style:list-style-name="L4">
      <style:paragraph-properties fo:line-height="120%" style:shadow="none"/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 style:list-style-name="L2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 style:list-style-name="L3">
      <style:paragraph-properties fo:line-height="120%" style:shadow="none"/>
      <style:text-properties style:use-window-font-color="true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4">
      <style:paragraph-properties fo:line-height="120%" style:shadow="non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pecifikace testů – Vyhledávání osob (malý formulář)</text:p>
      <text:p text:style-name="P26">Identifikace: <text:span text:style-name="T7">ts_C-vyhledavani-osob-maly-formular</text:span></text:p>
      <text:p text:style-name="P27"/>
      <text:p text:style-name="P25">1. Revize dokumentu</text:p>
      <text:p text:style-name="P25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row>
          <table:table-cell table:style-name="Tabulka6.A1" office:value-type="string">
            <text:p text:style-name="P3">Datum poslední úpravy</text:p>
          </table:table-cell>
          <table:table-cell table:style-name="Tabulka6.A1" office:value-type="string">
            <text:p text:style-name="P7">Aktuální verze</text:p>
          </table:table-cell>
          <table:table-cell table:style-name="Tabulka6.A1" office:value-type="string">
            <text:p text:style-name="P6">Úpravu provedl</text:p>
          </table:table-cell>
          <table:table-cell table:style-name="Tabulka6.D1" office:value-type="string">
            <text:p text:style-name="P6">Druh úpravy</text:p>
          </table:table-cell>
        </table:table-row>
        <table:table-row>
          <table:table-cell table:style-name="Tabulka6.A2" office:value-type="string">
            <text:p text:style-name="P2">2011-08-30</text:p>
          </table:table-cell>
          <table:table-cell table:style-name="Tabulka6.A2" office:value-type="string">
            <text:p text:style-name="P5">1.0</text:p>
          </table:table-cell>
          <table:table-cell table:style-name="Tabulka6.A2" office:value-type="string">
            <text:p text:style-name="P4">Břetislav Mazoch, učo 325233</text:p>
          </table:table-cell>
          <table:table-cell table:style-name="Tabulka6.D2" office:value-type="string">
            <text:p text:style-name="P4">Vytvoření dokumentu</text:p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  <table:table-row>
          <table:table-cell table:style-name="Tabulka6.A2" office:value-type="string">
            <text:p text:style-name="P2"/>
          </table:table-cell>
          <table:table-cell table:style-name="Tabulka6.A2" office:value-type="string">
            <text:p text:style-name="P5"/>
          </table:table-cell>
          <table:table-cell table:style-name="Tabulka6.A2" office:value-type="string">
            <text:p text:style-name="P4"/>
          </table:table-cell>
          <table:table-cell table:style-name="Tabulka6.D2" office:value-type="string">
            <text:p text:style-name="P4"/>
          </table:table-cell>
        </table:table-row>
      </table:table>
      <text:p text:style-name="P16"/>
      <text:p text:style-name="P37">2. Návrh testů</text:p>
      <text:p text:style-name="P18"/>
      <text:p text:style-name="P18">Případy užití:</text:p>
      <text:p text:style-name="P18"/>
      <table:table table:name="Tabulka4" table:style-name="Tabulka4">
        <table:table-column table:style-name="Tabulka4.A"/>
        <table:table-column table:style-name="Tabulka4.B"/>
        <table:table-row>
          <table:table-cell table:style-name="Tabulka4.A1" office:value-type="string">
            <text:p text:style-name="P1">Use case ID</text:p>
          </table:table-cell>
          <table:table-cell table:style-name="Tabulka4.B1" office:value-type="string">
            <text:p text:style-name="P4">C01</text:p>
          </table:table-cell>
        </table:table-row>
        <table:table-row>
          <table:table-cell table:style-name="Tabulka4.A2" office:value-type="string">
            <text:p text:style-name="P1">Primary actor</text:p>
          </table:table-cell>
          <table:table-cell table:style-name="Tabulka4.B2" office:value-type="string">
            <text:p text:style-name="P4">Uživatel (návštěvník agendy)</text:p>
          </table:table-cell>
        </table:table-row>
        <table:table-row>
          <table:table-cell table:style-name="Tabulka4.A2" office:value-type="string">
            <text:p text:style-name="P1">Secondary actor</text:p>
          </table:table-cell>
          <table:table-cell table:style-name="Tabulka4.B2" office:value-type="string">
            <text:p text:style-name="P4">Osoba v IS MU</text:p>
          </table:table-cell>
        </table:table-row>
        <table:table-row>
          <table:table-cell table:style-name="Tabulka4.A2" office:value-type="string">
            <text:p text:style-name="P1">Brief description</text:p>
          </table:table-cell>
          <table:table-cell table:style-name="Tabulka4.B2" office:value-type="string">
            <text:p text:style-name="P6">UCC01 – VYHLEDÁVÁNÍ OSOBY VALIDNÍM DOTAZEM</text:p>
          </table:table-cell>
        </table:table-row>
        <table:table-row>
          <table:table-cell table:style-name="Tabulka4.A2" office:value-type="string">
            <text:p text:style-name="P1">Preconditions</text:p>
          </table:table-cell>
          <table:table-cell table:style-name="Tabulka4.B2" office:value-type="string">
            <text:p text:style-name="P4">pro vyhledávací dotaz existuje v systému kladný výsledek</text:p>
          </table:table-cell>
        </table:table-row>
        <table:table-row>
          <table:table-cell table:style-name="Tabulka4.A2" office:value-type="string">
            <text:p text:style-name="P1">Post-conditions</text:p>
          </table:table-cell>
          <table:table-cell table:style-name="Tabulka4.B2" office:value-type="string">
            <text:p text:style-name="P4">-</text:p>
          </table:table-cell>
        </table:table-row>
        <table:table-row>
          <table:table-cell table:style-name="Tabulka4.A2" office:value-type="string">
            <text:p text:style-name="P1">Flow of events</text:p>
          </table:table-cell>
          <table:table-cell table:style-name="Tabulka4.B2" office:value-type="string">
            <text:p text:style-name="P19">Basic flow</text:p>
            <text:list xml:id="list42272096" text:style-name="L1">
              <text:list-item>
                <text:p text:style-name="P38">uživatel zadá adresu profilové stránky osoby v IS MU</text:p>
              </text:list-item>
              <text:list-item>
                <text:p text:style-name="P38">systém zobrazí danou profilovou stránku</text:p>
              </text:list-item>
              <text:list-item>
                <text:p text:style-name="P40">uživatel zadá do vyhledávacího pole malého formuláře validní dotaz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zobrazí profilovou stránku osoby v IS MU podle zadaného dotazu</text:p>
              </text:list-item>
            </text:list>
          </table:table-cell>
        </table:table-row>
        <table:table-row table:style-name="Tabulka4.8">
          <table:table-cell table:style-name="Tabulka4.A2" office:value-type="string">
            <text:p text:style-name="P1"><text:span text:style-name="T3">Alternate</text:span> flows</text:p>
          </table:table-cell>
          <table:table-cell table:style-name="Tabulka4.B2" office:value-type="string">
            <text:p text:style-name="P20">Alternate flow 01 – funkce našeptávače</text:p>
            <text:list xml:id="list42282974" text:style-name="L2">
              <text:list-item>
                <text:p text:style-name="P41">Basic flow po bod 3.</text:p>
              </text:list-item>
              <text:list-item>
                <text:p text:style-name="P41">systém nabídne formou našeptávače seznam možných osob odpovídajících zadanému dotazu</text:p>
              </text:list-item>
              <text:list-item>
                <text:p text:style-name="P41">uživatel vybere jednu z nabízených osob</text:p>
              </text:list-item>
              <text:list-item>
                <text:p text:style-name="P41">systém zobrazí profilovou stránku vybrané osoby v IS MU a UC se tímto ukončí</text:p>
              </text:list-item>
            </text:list>
            <text:p text:style-name="P16"/>
            <text:p text:style-name="P20">Alternate flow 02 – vyhledávacímu dotazu odpovídá víc než jeden výsledek</text:p>
            <text:list xml:id="list42364862" text:continue-numbering="true" text:style-name="L2">
              <text:list-item>
                <text:p text:style-name="P41">Basic flow po bod 4.</text:p>
              </text:list-item>
              <text:list-item>
                <text:p text:style-name="P41">systém vypíše seznam osob vyhovujících dotazu pouze z osob aktivních</text:p>
              </text:list-item>
              <text:list-item>
                <text:p text:style-name="P41">systém zobrazí velký vyhledávací formulář a zároveň předvyplněný podle zadaného dotazu a UC se tímto ukončí</text:p>
              </text:list-item>
            </text:list>
            <text:p text:style-name="P16"/>
            <text:p text:style-name="P20">Alternate flow 03 – vyhledávání i mezi neaktivními osobami s více než jedním vyhovujícím výsledkem, velké množství výsledků je rozděleno na části</text:p>
            <text:list xml:id="list42354595" text:continue-numbering="true" text:style-name="L2">
              <text:list-item>
                <text:p text:style-name="P41">Basic flow po bod 3.</text:p>
              </text:list-item>
              <text:list-item>
                <text:p text:style-name="P41">uživatel vybere možnost vyhledávání i mezi neaktivními osobami</text:p>
              </text:list-item>
              <text:list-item>
                <text:p text:style-name="P41">uživatel potvrdí zadání dotazu</text:p>
              </text:list-item>
              <text:list-item>
                <text:p text:style-name="P41">systém vypíše stránkování seznamu po 30 osobách</text:p>
              </text:list-item>
              <text:list-item>
                <text:p text:style-name="P41">systém vypíše seznam osob vyhovujících dotazu i z osob neaktivních</text:p>
              </text:list-item>
              <text:list-item>
                <text:p text:style-name="P41">systém zobrazí velký vyhledávací formulář, který je zároveň předvyplněný podle zadaného dotazu a nastavení a UC se tímto ukončí</text:p>
              </text:list-item>
            </text:list>
          </table:table-cell>
        </table:table-row>
      </table:table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">Use case ID</text:p>
          </table:table-cell>
          <table:table-cell table:style-name="Tabulka1.B1" office:value-type="string">
            <text:p text:style-name="P4">C02</text:p>
          </table:table-cell>
        </table:table-row>
        <table:table-row>
          <table:table-cell table:style-name="Tabulka1.A2" office:value-type="string">
            <text:p text:style-name="P1">Primary actor</text:p>
          </table:table-cell>
          <table:table-cell table:style-name="Tabulka1.B2" office:value-type="string">
            <text:p text:style-name="P4">Uživatel (návštěvník agendy)</text:p>
          </table:table-cell>
        </table:table-row>
        <table:table-row>
          <table:table-cell table:style-name="Tabulka1.A2" office:value-type="string">
            <text:p text:style-name="P1">Secondary actor</text:p>
          </table:table-cell>
          <table:table-cell table:style-name="Tabulka1.B2" office:value-type="string">
            <text:p text:style-name="P4">-</text:p>
          </table:table-cell>
        </table:table-row>
        <table:table-row>
          <table:table-cell table:style-name="Tabulka1.A2" office:value-type="string">
            <text:p text:style-name="P1">Brief description</text:p>
          </table:table-cell>
          <table:table-cell table:style-name="Tabulka1.B2" office:value-type="string">
            <text:p text:style-name="P6">UCC02 – VYHLEDÁVÁNÍ OSOBY NEVALIDNÍM DOTAZEM</text:p>
          </table:table-cell>
        </table:table-row>
        <table:table-row>
          <table:table-cell table:style-name="Tabulka1.A2" office:value-type="string">
            <text:p text:style-name="P1">Preconditions</text:p>
          </table:table-cell>
          <table:table-cell table:style-name="Tabulka1.B2" office:value-type="string">
            <text:p text:style-name="P4">pro vyhledávací dotaz neexistuje v systému kladný výsledek</text:p>
          </table:table-cell>
        </table:table-row>
        <table:table-row>
          <table:table-cell table:style-name="Tabulka1.A2" office:value-type="string">
            <text:p text:style-name="P1">Post-conditions</text:p>
          </table:table-cell>
          <table:table-cell table:style-name="Tabulka1.B2" office:value-type="string">
            <text:p text:style-name="P4">-</text:p>
          </table:table-cell>
        </table:table-row>
        <table:table-row>
          <table:table-cell table:style-name="Tabulka1.A2" office:value-type="string">
            <text:p text:style-name="P1">Flow of events</text:p>
          </table:table-cell>
          <table:table-cell table:style-name="Tabulka1.B2" office:value-type="string">
            <text:p text:style-name="P19">Basic flow</text:p>
            <text:list xml:id="list42350769" text:continue-list="list42272096" text:style-name="L1">
              <text:list-item text:start-value="1">
                <text:p text:style-name="P38">uživatel zadá adresu profilové stránky osoby v IS MU</text:p>
              </text:list-item>
              <text:list-item>
                <text:p text:style-name="P38">systém zobrazí danou profilovou stránku</text:p>
              </text:list-item>
              <text:list-item>
                <text:p text:style-name="P40">uživatel vybere možnost vyhledávání i mezi neaktivními osobami</text:p>
              </text:list-item>
              <text:list-item>
                <text:p text:style-name="P40">uživatel zadá do vyhledávacího pole malého formuláře nevalidní dotaz složený pouze ze znaků abecedy</text:p>
              </text:list-item>
              <text:list-item>
                <text:p text:style-name="P40">uživatel potvrdí zadání dotazu</text:p>
              </text:list-item>
              <text:list-item>
                <text:p text:style-name="P40">systém zobrazí informační hlášku o nenalezení žádné osoby a zároveň vypíše zadání dotazu</text:p>
              </text:list-item>
              <text:list-item>
                <text:p text:style-name="P40">systém zobrazí velký vyhledávací formulář, který zároveň předvyplněný podle zadaného dotazu a nastavení</text:p>
              </text:list-item>
            </text:list>
          </table:table-cell>
        </table:table-row>
        <table:table-row table:style-name="Tabulka1.8">
          <table:table-cell table:style-name="Tabulka1.A2" office:value-type="string">
            <text:p text:style-name="P1"><text:span text:style-name="T3">Alternate</text:span> flows</text:p>
          </table:table-cell>
          <table:table-cell table:style-name="Tabulka1.B2" office:value-type="string">
            <text:p text:style-name="P20">Alternate flow 01 – dotaz složený z číslic</text:p>
            <text:list xml:id="list42289713" text:style-name="L3">
              <text:list-item>
                <text:p text:style-name="P42">Basic flow po bod 3.</text:p>
              </text:list-item>
              <text:list-item>
                <text:p text:style-name="P42">uživatel zadá do vyhledávacího pole malého formuláře nevalidní dotaz složený pouze z číslic</text:p>
              </text:list-item>
              <text:list-item>
                <text:p text:style-name="P42">uživatel potvrdí zadání dotazu</text:p>
              </text:list-item>
              <text:list-item>
                <text:p text:style-name="P42">systém zobrazí informační hlášku o nenalezení žádné osoby</text:p>
              </text:list-item>
              <text:list-item>
                <text:p text:style-name="P42">systém zobrazí velký vyhledávací formulář, který je zároveň předvyplněný podle zadaného dotazu a nastavení a UC se tímto ukončí</text:p>
              </text:list-item>
            </text:list>
            <text:p text:style-name="P16"/>
            <text:p text:style-name="P20">Alternate flow 02 – dotaz obsahující logické operátory</text:p>
            <text:list xml:id="list42350345" text:continue-numbering="true" text:style-name="L3">
              <text:list-item>
                <text:p text:style-name="P42">Basic flow po bod 3.</text:p>
              </text:list-item>
              <text:list-item>
                <text:p text:style-name="P42">uživatel zadá do vyhledávacího pole malého formuláře nevalidní dotaz, který obsahuje logické operátory</text:p>
              </text:list-item>
              <text:list-item>
                <text:p text:style-name="P42">uživatel potvrdí zadání dotazu</text:p>
              </text:list-item>
              <text:list-item>
                <text:p text:style-name="P42">systém zobrazí informační hlášku o obecnosti nebo špatné formulaci dotazu</text:p>
              </text:list-item>
              <text:list-item>
                <text:p text:style-name="P42">systém zobrazí velký vyhledávací formulář, který je zároveň předvyplněný podle zadaného dotazu a nastavení a UC se tímto ukončí</text:p>
                <text:p text:style-name="P42"/>
              </text:list-item>
            </text:list>
            <text:p text:style-name="P20">Alternate flow 03 – prázdný dotaz</text:p>
            <text:list xml:id="list42357880" text:continue-numbering="true" text:style-name="L3">
              <text:list-item>
                <text:p text:style-name="P42">Basic flow po bod 3.</text:p>
              </text:list-item>
              <text:list-item>
                <text:p text:style-name="P42">uživatel potvrdí zadání dotazu</text:p>
              </text:list-item>
              <text:list-item>
                <text:p text:style-name="P42">systém zobrazí velký vyhledávací formulář, který je zároveň předvyplněný podle zadaného dotazu a nastavení a UC se tímto ukončí</text:p>
              </text:list-item>
            </text:list>
          </table:table-cell>
        </table:table-row>
      </table:table>
      <text:p text:style-name="P31"/>
      <text:p text:style-name="P35">Sestavení a pojmenování scénářů:</text:p>
      <text:p text:style-name="P28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28"><text:span text:style-name="T4">Scénař 1.1 </text:span>– vyhledání osoby zadáním validního dotazu</text:p>
          </table:table-cell>
          <table:table-cell table:style-name="Tabulka2.A1" office:value-type="string">
            <text:p text:style-name="P28">UCC01 </text:p>
          </table:table-cell>
          <table:table-cell table:style-name="Tabulka2.A1" office:value-type="string">
            <text:p text:style-name="P28">Basic flow</text:p>
          </table:table-cell>
          <table:table-cell table:style-name="Tabulka2.D1" office:value-type="string">
            <text:p text:style-name="P4"/>
          </table:table-cell>
        </table:table-row>
        <table:table-row>
          <table:table-cell table:style-name="Tabulka2.A2" office:value-type="string">
            <text:p text:style-name="P28"><text:span text:style-name="T4">Scénař 1.2 </text:span>– vyhledání osoby zadáním validního dotazu a s pomocí funkce našeptávače</text:p>
          </table:table-cell>
          <table:table-cell table:style-name="Tabulka2.A2" office:value-type="string">
            <text:p text:style-name="P28">UCC01 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1</text:p>
          </table:table-cell>
        </table:table-row>
        <table:table-row>
          <table:table-cell table:style-name="Tabulka2.A2" office:value-type="string">
            <text:p text:style-name="P28"><text:span text:style-name="T4">Scénař 1.3 </text:span>– vyhledání osoby zadáním validního dotazu, kterému odpovídá více než jedna osoba</text:p>
          </table:table-cell>
          <table:table-cell table:style-name="Tabulka2.A2" office:value-type="string">
            <text:p text:style-name="P28">UCC01 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2</text:p>
          </table:table-cell>
        </table:table-row>
        <table:table-row>
          <table:table-cell table:style-name="Tabulka2.A2" office:value-type="string">
            <text:p text:style-name="P28"><text:span text:style-name="T4">Scénař 1.4 </text:span><text:span text:style-name="T5">– vyhledání osoby i mezi neaktivními zadáním validního dotazu, kterému odpovídá více než jedna osoba</text:span></text:p>
          </table:table-cell>
          <table:table-cell table:style-name="Tabulka2.A2" office:value-type="string">
            <text:p text:style-name="P28">UCC01 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3</text:p>
          </table:table-cell>
        </table:table-row>
        <table:table-row>
          <table:table-cell table:style-name="Tabulka2.A2" office:value-type="string">
            <text:p text:style-name="P28"><text:span text:style-name="T4">Scénař 2.1 </text:span><text:span text:style-name="T5">– vyhledání osoby i mezi neaktivními zadáním nevalidního dotazu složeného pouze ze znaků abecedy</text:span></text:p>
          </table:table-cell>
          <table:table-cell table:style-name="Tabulka2.A2" office:value-type="string">
            <text:p text:style-name="P28">UCC02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/>
          </table:table-cell>
        </table:table-row>
        <table:table-row>
          <table:table-cell table:style-name="Tabulka2.A2" office:value-type="string">
            <text:p text:style-name="P28"><text:span text:style-name="T4">Scénař 2.2 </text:span><text:span text:style-name="T5">– vyhledání osoby i mezi neaktivními zadáním nevalidního dotazu složeného pouze z číslic</text:span></text:p>
          </table:table-cell>
          <table:table-cell table:style-name="Tabulka2.A2" office:value-type="string">
            <text:p text:style-name="P28">UCC02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1</text:p>
          </table:table-cell>
        </table:table-row>
        <table:table-row>
          <table:table-cell table:style-name="Tabulka2.A2" office:value-type="string">
            <text:p text:style-name="P28"><text:span text:style-name="T4">Scénař 2.3 </text:span>– <text:span text:style-name="T5">vyhledání osoby i mezi neaktivními zadáním nevalidního dotazu obsahující logické operátory</text:span></text:p>
          </table:table-cell>
          <table:table-cell table:style-name="Tabulka2.A2" office:value-type="string">
            <text:p text:style-name="P28">UCC02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2</text:p>
          </table:table-cell>
        </table:table-row>
        <table:table-row>
          <table:table-cell table:style-name="Tabulka2.A2" office:value-type="string">
            <text:p text:style-name="P28"><text:span text:style-name="T4">Scénař 2.4 </text:span>– <text:span text:style-name="T5">vyhledání osoby i mezi neaktivními zadáním nevalidního dotazu, který je prázdný</text:span></text:p>
          </table:table-cell>
          <table:table-cell table:style-name="Tabulka2.A2" office:value-type="string">
            <text:p text:style-name="P28">UCC02</text:p>
          </table:table-cell>
          <table:table-cell table:style-name="Tabulka2.A2" office:value-type="string">
            <text:p text:style-name="P28">Basic flow</text:p>
          </table:table-cell>
          <table:table-cell table:style-name="Tabulka2.D2" office:value-type="string">
            <text:p text:style-name="P28">Alternate flow 03</text:p>
          </table:table-cell>
        </table:table-row>
      </table:table>
      <text:p text:style-name="P17"/>
      <text:p text:style-name="P33">3. Testové případy</text:p>
      <text:p text:style-name="P32"/>
      <text:p text:style-name="P28"><text:span text:style-name="T4">Tabulka vstupů a výstupů </text:span>(V = valid, I = invalid, - = irelevantní údaj):</text:p>
      <text:p text:style-name="P28"/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E"/>
        <table:table-row>
          <table:table-cell table:style-name="Tabulka3.A1" office:value-type="string">
            <text:p text:style-name="P7">TestCase ID#</text:p>
          </table:table-cell>
          <table:table-cell table:style-name="Tabulka3.A1" office:value-type="string">
            <text:p text:style-name="P7">Scénař</text:p>
          </table:table-cell>
          <table:table-cell table:style-name="Tabulka3.A1" office:value-type="string">
            <text:p text:style-name="P7">Profil</text:p>
          </table:table-cell>
          <table:table-cell table:style-name="Tabulka3.A1" office:value-type="string">
            <text:p text:style-name="P7">Dotaz</text:p>
          </table:table-cell>
          <table:table-cell table:style-name="Tabulka3.E1" office:value-type="string">
            <text:p text:style-name="P7">Očekávaný výsledek</text:p>
          </table:table-cell>
        </table:table-row>
        <table:table-row table:style-name="Tabulka3.2">
          <table:table-cell table:style-name="Tabulka3.A2" office:value-type="string">
            <text:p text:style-name="P29">UCC01_TC01</text:p>
          </table:table-cell>
          <table:table-cell table:style-name="Tabulka3.A2" office:value-type="string">
            <text:p text:style-name="P9">1.1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V</text:p>
          </table:table-cell>
          <table:table-cell table:style-name="Tabulka3.E2" office:value-type="string">
            <text:p text:style-name="P8">zobrazení profilové stránky osoby podle zadaného dotazu</text:p>
          </table:table-cell>
        </table:table-row>
        <table:table-row table:style-name="Tabulka3.2">
          <table:table-cell table:style-name="Tabulka3.A2" office:value-type="string">
            <text:p text:style-name="P29">UCC01_TC02</text:p>
          </table:table-cell>
          <table:table-cell table:style-name="Tabulka3.A2" office:value-type="string">
            <text:p text:style-name="P9">1.2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V</text:p>
          </table:table-cell>
          <table:table-cell table:style-name="Tabulka3.E2" office:value-type="string">
            <text:p text:style-name="P8">zobrazení profilové stránky osoby podle zadaného dotazu použitím nabídky našeptávače</text:p>
          </table:table-cell>
        </table:table-row>
        <table:table-row table:style-name="Tabulka3.2">
          <table:table-cell table:style-name="Tabulka3.A2" office:value-type="string">
            <text:p text:style-name="P29">UCC01_TC03</text:p>
          </table:table-cell>
          <table:table-cell table:style-name="Tabulka3.A2" office:value-type="string">
            <text:p text:style-name="P9">1.3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V</text:p>
          </table:table-cell>
          <table:table-cell table:style-name="Tabulka3.E2" office:value-type="string">
            <text:p text:style-name="P8">zobrazení výpisu aktivních osob vyhovujících zadanému dotaz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9">UCC01_TC04</text:p>
          </table:table-cell>
          <table:table-cell table:style-name="Tabulka3.A2" office:value-type="string">
            <text:p text:style-name="P9">1.4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V</text:p>
          </table:table-cell>
          <table:table-cell table:style-name="Tabulka3.E2" office:value-type="string">
            <text:p text:style-name="P10">zobrazení výpisu i z neaktivních osob vyhovujících zadanému dotazu, zobrazení stránkování seznamu, zobrazení předvyplněného velkého vyhledávacího formuláře</text:p>
          </table:table-cell>
        </table:table-row>
        <table:table-row table:style-name="Tabulka3.2">
          <table:table-cell table:style-name="Tabulka3.A2" office:value-type="string">
            <text:p text:style-name="P29">UCC02_TC01</text:p>
          </table:table-cell>
          <table:table-cell table:style-name="Tabulka3.A2" office:value-type="string">
            <text:p text:style-name="P9">2.1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I</text:p>
          </table:table-cell>
          <table:table-cell table:style-name="Tabulka3.E2" office:value-type="string">
            <text:p text:style-name="P8">zobrazení <text:span text:style-name="T2">informační hlášky o nenalezení žádné osoby a zároveň vypsání zadání dotazu, zobrazení předvyplněného velkého vyhledávacího formuláře</text:span></text:p>
          </table:table-cell>
        </table:table-row>
        <table:table-row table:style-name="Tabulka3.2">
          <table:table-cell table:style-name="Tabulka3.A2" office:value-type="string">
            <text:p text:style-name="P29">UCC02_TC02</text:p>
          </table:table-cell>
          <table:table-cell table:style-name="Tabulka3.A2" office:value-type="string">
            <text:p text:style-name="P9">2.2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I</text:p>
          </table:table-cell>
          <table:table-cell table:style-name="Tabulka3.E2" office:value-type="string">
            <text:p text:style-name="P8">zobrazení <text:span text:style-name="T2">informační hlášky o nenalezení žádné osoby bez vypsání zadání dotazu, zobrazení předvyplněného velkého vyhledávacího formuláře</text:span></text:p>
          </table:table-cell>
        </table:table-row>
        <table:table-row table:style-name="Tabulka3.2">
          <table:table-cell table:style-name="Tabulka3.A2" office:value-type="string">
            <text:p text:style-name="P29">UCC02_TC03</text:p>
          </table:table-cell>
          <table:table-cell table:style-name="Tabulka3.A2" office:value-type="string">
            <text:p text:style-name="P9">2.3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I</text:p>
          </table:table-cell>
          <table:table-cell table:style-name="Tabulka3.E2" office:value-type="string">
            <text:p text:style-name="P10">zobrazení <text:span text:style-name="T2">informační hlášky o obecnosti nebo špatné formulaci dotazu, zobrazení předvyplněného velkého vyhledávacího formuláře</text:span></text:p>
          </table:table-cell>
        </table:table-row>
        <table:table-row table:style-name="Tabulka3.9">
          <table:table-cell table:style-name="Tabulka3.A2" office:value-type="string">
            <text:p text:style-name="P29">UCC02_TC04</text:p>
          </table:table-cell>
          <table:table-cell table:style-name="Tabulka3.A2" office:value-type="string">
            <text:p text:style-name="P9">2.4</text:p>
          </table:table-cell>
          <table:table-cell table:style-name="Tabulka3.A2" office:value-type="string">
            <text:p text:style-name="P9">V</text:p>
          </table:table-cell>
          <table:table-cell table:style-name="Tabulka3.A2" office:value-type="string">
            <text:p text:style-name="P9">I</text:p>
          </table:table-cell>
          <table:table-cell table:style-name="Tabulka3.E2" office:value-type="string">
            <text:p text:style-name="P14">zobrazení předvyplněného velkého vyhledávacího formuláře</text:p>
          </table:table-cell>
        </table:table-row>
      </table:table>
      <text:p text:style-name="P17"/>
      <text:p text:style-name="P34"><text:span text:style-name="T4">Tabulka konkrétních vstupů a výstupů </text:span>(V = valid, I = invalid, - = irelevantní údaj):</text:p>
      <text:p text:style-name="P28"/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column table:style-name="Tabulka5.E"/>
        <table:table-column table:style-name="Tabulka5.F"/>
        <table:table-column table:style-name="Tabulka5.G"/>
        <table:table-row>
          <table:table-cell table:style-name="Tabulka5.A1" office:value-type="string">
            <text:p text:style-name="P7">TestCase ID#</text:p>
          </table:table-cell>
          <table:table-cell table:style-name="Tabulka5.A1" office:value-type="string">
            <text:p text:style-name="P7">Scénař</text:p>
          </table:table-cell>
          <table:table-cell table:style-name="Tabulka5.A1" office:value-type="string">
            <text:p text:style-name="P7">Profil</text:p>
          </table:table-cell>
          <table:table-cell table:style-name="Tabulka5.A1" office:value-type="string">
            <text:p text:style-name="P7">Dotaz</text:p>
          </table:table-cell>
          <table:table-cell table:style-name="Tabulka5.A1" office:value-type="string">
            <text:p text:style-name="P7">Očekávaný výsledek</text:p>
          </table:table-cell>
          <table:table-cell table:style-name="Tabulka5.A1" office:value-type="string">
            <text:p text:style-name="P7">Vstupní podmínka</text:p>
          </table:table-cell>
          <table:table-cell table:style-name="Tabulka5.G1" office:value-type="string">
            <text:p text:style-name="P7">Výstupní podmínka</text:p>
          </table:table-cell>
        </table:table-row>
        <table:table-row table:style-name="Tabulka5.2">
          <table:table-cell table:style-name="Tabulka5.A2" office:value-type="string">
            <text:p text:style-name="P29">UCC01_TC01</text:p>
          </table:table-cell>
          <table:table-cell table:style-name="Tabulka5.A2" office:value-type="string">
            <text:p text:style-name="P9">1.1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C2" office:value-type="float" office:value="172518">
            <text:p text:style-name="P23">172518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existujicí profil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1_TC02</text:p>
          </table:table-cell>
          <table:table-cell table:style-name="Tabulka5.A2" office:value-type="string">
            <text:p text:style-name="P9">1.2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existujicí profily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1_TC03</text:p>
          </table:table-cell>
          <table:table-cell table:style-name="Tabulka5.A2" office:value-type="string">
            <text:p text:style-name="P9">1.3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břetislav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existujicí profily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1_TC04</text:p>
          </table:table-cell>
          <table:table-cell table:style-name="Tabulka5.A2" office:value-type="string">
            <text:p text:style-name="P9">1.4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petra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existujicí profily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2_TC01</text:p>
          </table:table-cell>
          <table:table-cell table:style-name="Tabulka5.A2" office:value-type="string">
            <text:p text:style-name="P9">2.1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abcd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neexistujicí profil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2_TC02</text:p>
          </table:table-cell>
          <table:table-cell table:style-name="Tabulka5.A2" office:value-type="string">
            <text:p text:style-name="P9">2.2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C2" office:value-type="float" office:value="12341234">
            <text:p text:style-name="P9">12341234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neexistujicí profil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2">
          <table:table-cell table:style-name="Tabulka5.A2" office:value-type="string">
            <text:p text:style-name="P29">UCC02_TC03</text:p>
          </table:table-cell>
          <table:table-cell table:style-name="Tabulka5.A2" office:value-type="string">
            <text:p text:style-name="P9">2.3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%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nekorektní dotaz "Dotaz"</text:p>
          </table:table-cell>
          <table:table-cell table:style-name="Tabulka5.G2" office:value-type="string">
            <text:p text:style-name="P13">-</text:p>
          </table:table-cell>
        </table:table-row>
        <table:table-row table:style-name="Tabulka5.9">
          <table:table-cell table:style-name="Tabulka5.A2" office:value-type="string">
            <text:p text:style-name="P29">UCC02_TC04</text:p>
          </table:table-cell>
          <table:table-cell table:style-name="Tabulka5.A2" office:value-type="string">
            <text:p text:style-name="P9">2.4</text:p>
          </table:table-cell>
          <table:table-cell table:style-name="Tabulka5.C2" office:value-type="float" office:value="325233">
            <text:p text:style-name="P9">325233</text:p>
          </table:table-cell>
          <table:table-cell table:style-name="Tabulka5.A2" office:value-type="string">
            <text:p text:style-name="P9">[prázdný dotaz]</text:p>
          </table:table-cell>
          <table:table-cell table:style-name="Tabulka5.A2" office:value-type="string">
            <text:p text:style-name="P11">viz. Tab. vstupů a výstupů</text:p>
          </table:table-cell>
          <table:table-cell table:style-name="Tabulka5.A2" office:value-type="string">
            <text:p text:style-name="P12">nekorektní dotaz "Dotaz"</text:p>
          </table:table-cell>
          <table:table-cell table:style-name="Tabulka5.G2" office:value-type="string">
            <text:p text:style-name="P13">-</text:p>
          </table:table-cell>
        </table:table-row>
      </table:table>
      <text:p text:style-name="P17"/>
      <text:p text:style-name="P17"/>
      <text:p text:style-name="P33">4. Testové procedury</text:p>
      <text:p text:style-name="P30"/>
      <text:p text:style-name="P21">UCC01_TC01</text:p>
      <text:list xml:id="list42288719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<text:span text:style-name="T6">3</text:span></text:a><text:a xlink:type="simple" xlink:href="http://is.muni.cz/osoba/325233"><text:span text:style-name="T6">25233</text:span></text:a><text:span text:style-name="T6"> </text:span></text:p>
        </text:list-item>
        <text:list-item>
          <text:p text:style-name="P43">zadání dotazu "172518" do pole pro vyhledávání</text:p>
        </text:list-item>
        <text:list-item>
          <text:p text:style-name="P43">potvrzení dotazu</text:p>
        </text:list-item>
        <text:list-item>
          <text:p text:style-name="P43">ověření zobrazení profilové stránky zadané osoby</text:p>
        </text:list-item>
      </text:list>
      <text:p text:style-name="P22"/>
      <text:p text:style-name="P21">UCC01_TC02</text:p>
      <text:list xml:id="list42355720" text:continue-list="list42288719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<text:span text:style-name="T6">3</text:span></text:a><text:a xlink:type="simple" xlink:href="http://is.muni.cz/osoba/325233"><text:span text:style-name="T6">25233</text:span></text:a><text:span text:style-name="T6"> </text:span></text:p>
        </text:list-item>
        <text:list-item>
          <text:p text:style-name="P43">zadání dotazu "petra" do pole pro vyhledávání</text:p>
        </text:list-item>
        <text:list-item>
          <text:p text:style-name="P43">ověření zobrazení našeptávače</text:p>
        </text:list-item>
        <text:list-item>
          <text:p text:style-name="P43">výběr z nabízených možností našeptávače</text:p>
        </text:list-item>
        <text:list-item>
          <text:p text:style-name="P43">ověření zobrazení profilové stránky vybrané osoby</text:p>
        </text:list-item>
      </text:list>
      <text:p text:style-name="P22"/>
      <text:p text:style-name="P21">UCC01_TC03</text:p>
      <text:list xml:id="list42363494" text:continue-list="list42355720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zadání dotazu "břetislav" do pole pro vyhledávání</text:p>
        </text:list-item>
        <text:list-item>
          <text:p text:style-name="P43">potvrzení dotazu</text:p>
        </text:list-item>
        <text:list-item>
          <text:p text:style-name="P43">ověření nezobrazení informační hlášky o problému s dotazem</text:p>
        </text:list-item>
        <text:list-item>
          <text:p text:style-name="P43">ověření výpisu seznamu osob (více než 1) vyhledáváním jen mezi aktivními osobami</text:p>
        </text:list-item>
        <text:list-item>
          <text:p text:style-name="P43">ověření zobrazení předvyplněného vyhledávacího formuláře</text:p>
        </text:list-item>
      </text:list>
      <text:p text:style-name="P22"/>
      <text:p text:style-name="P21">UCC01_TC04</text:p>
      <text:list xml:id="list42361619" text:continue-list="list42363494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zadání dotazu "petra" do pole pro vyhledávání</text:p>
        </text:list-item>
        <text:list-item>
          <text:p text:style-name="P43">volba možnosti vyhledávání i mezi neaktivními osobami</text:p>
        </text:list-item>
        <text:list-item>
          <text:p text:style-name="P43">potvrzení dotazu</text:p>
        </text:list-item>
        <text:list-item>
          <text:p text:style-name="P43">ověření nezobrazení informační hlášky o problému s dotazem</text:p>
        </text:list-item>
        <text:list-item>
          <text:p text:style-name="P43">ověření zobrazení lišty se stránkováním seznamu</text:p>
        </text:list-item>
        <text:list-item>
          <text:p text:style-name="P43">ověření výpisu seznamu osob vyhledáváním i mezi neaktivními osobami</text:p>
        </text:list-item>
        <text:list-item>
          <text:p text:style-name="P43">ověření zobrazení předvyplněného vyhledávacího formuláře</text:p>
        </text:list-item>
      </text:list>
      <text:p text:style-name="P24"/>
      <text:p text:style-name="P21"/>
      <text:p text:style-name="P36">UCC02_TC01</text:p>
      <text:list xml:id="list42341805" text:continue-list="list42361619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volba možnosti vyhledávání i mezi neaktivními osobami</text:p>
        </text:list-item>
        <text:list-item>
          <text:p text:style-name="P43">zadání dotazu "abcd" do pole pro vyhledávání</text:p>
        </text:list-item>
        <text:list-item>
          <text:p text:style-name="P43">potvrzení dotazu</text:p>
        </text:list-item>
        <text:list-item>
          <text:p text:style-name="P43">ověření zobrazení <text:span text:style-name="T1">informační hlášky o nenalezení žádné osoby a zároveň vypsání zadaného dotazu</text:span></text:p>
        </text:list-item>
        <text:list-item>
          <text:p text:style-name="P43">ověření zobrazení předvyplněného vyhledávacího formuláře</text:p>
        </text:list-item>
      </text:list>
      <text:p text:style-name="P24"/>
      <text:p text:style-name="P21">UCC02_TC02</text:p>
      <text:list xml:id="list42344498" text:continue-list="list42341805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volba možnosti vyhledávání i mezi neaktivními osobami</text:p>
        </text:list-item>
        <text:list-item>
          <text:p text:style-name="P43">zadání dotazu "12341234" do pole pro vyhledávání</text:p>
        </text:list-item>
        <text:list-item>
          <text:p text:style-name="P43">potvrzení dotazu</text:p>
        </text:list-item>
        <text:list-item>
          <text:p text:style-name="P43">ověření zobrazení <text:span text:style-name="T1">informační hlášky o nenalezení žádné osoby a zároveň nevypsání zadaného dotazu</text:span></text:p>
        </text:list-item>
        <text:list-item>
          <text:p text:style-name="P43">ověření zobrazení předvyplněného vyhledávacího formuláře</text:p>
        </text:list-item>
      </text:list>
      <text:p text:style-name="P22"/>
      <text:p text:style-name="P21">UCC02_TC03</text:p>
      <text:list xml:id="list42332455" text:continue-list="list42344498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volba možnosti vyhledávání i mezi neaktivními osobami</text:p>
        </text:list-item>
        <text:list-item>
          <text:p text:style-name="P43">zadání dotazu "%" do pole pro vyhledávání</text:p>
        </text:list-item>
        <text:list-item>
          <text:p text:style-name="P43">potvrzení dotazu</text:p>
        </text:list-item>
        <text:list-item>
          <text:p text:style-name="P43">ověření <text:span text:style-name="T1">zobrazení informační hlášky o obecnosti nebo špatné formulaci dotazu</text:span></text:p>
        </text:list-item>
        <text:list-item>
          <text:p text:style-name="P43">ověření zobrazení předvyplněného vyhledávacího formuláře</text:p>
        </text:list-item>
      </text:list>
      <text:p text:style-name="P22"/>
      <text:p text:style-name="P21">UCC02_TC04</text:p>
      <text:list xml:id="list42362485" text:continue-list="list42332455" text:style-name="L4">
        <text:list-item text:start-value="1">
          <text:p text:style-name="P39"><text:span text:style-name="T6">otevření profilové stránky </text:span><text:a xlink:type="simple" xlink:href="http://is.muni.cz/osoba/325233">http://is.muni.cz/osoba/</text:a><text:a xlink:type="simple" xlink:href="http://is.muni.cz/osoba/325233">325233</text:a><text:span text:style-name="T6"> </text:span></text:p>
        </text:list-item>
        <text:list-item>
          <text:p text:style-name="P43">volba možnosti vyhledávání i mezi neaktivními osobami</text:p>
        </text:list-item>
        <text:list-item>
          <text:p text:style-name="P43">potvrzení dotazu</text:p>
        </text:list-item>
        <text:list-item>
          <text:p text:style-name="P43">ověření nezobrazení informační hlášky o problému s dotazem</text:p>
        </text:list-item>
        <text:list-item>
          <text:p text:style-name="P43">ověření zobrazení předvyplněného vyhledávacího formuláře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H59M32S</meta:editing-duration>
    <meta:editing-cycles>128</meta:editing-cycles>
    <meta:generator>OpenOffice.org/3.2$Win32 OpenOffice.org_project/320m19$Build-9505</meta:generator>
    <dc:date>2011-12-26T22:22:10.77</dc:date>
    <dc:creator>b m</dc:creator>
    <meta:document-statistic meta:table-count="6" meta:image-count="0" meta:object-count="0" meta:page-count="8" meta:paragraph-count="284" meta:word-count="1329" meta:character-count="9036"/>
    <meta:user-defined meta:name="Info 1"/>
    <meta:user-defined meta:name="Info 2"/>
    <meta:user-defined meta:name="Info 3"/>
    <meta:user-defined meta:name="Info 4"/>
  </office:meta>
</office:document-meta>
</file>